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slim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Encoder Ticks</text:p>
          </table:table-cell>
          <table:covered-table-cell table:number-columns-repeated="2" table:style-name="ce1"/>
          <table:table-cell table:style-name="ce1" table:number-columns-repeated="3"/>
          <table:table-cell table:style-name="ce3" office:value-type="string" calcext:value-type="string">
            <text:p>Degrees</text:p>
          </table:table-cell>
          <table:table-cell table:style-name="ce1"/>
          <table:table-cell/>
          <table:table-cell table:style-name="ce3" office:value-type="string" calcext:value-type="string" table:number-columns-spanned="2" table:number-rows-spanned="1">
            <text:p>Radian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Joint</text:p>
          </table:table-cell>
          <table:table-cell table:style-name="ce1" office:value-type="string" calcext:value-type="string">
            <text:p>init 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ange</text:p>
          </table:table-cell>
          <table:table-cell table:style-name="ce1"/>
          <table:table-cell table:style-name="ce1" office:value-type="string" calcext:value-type="string">
            <text:p>range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/>
          <table:table-cell table:style-name="ce1" office:value-type="string" calcext:value-type="string">
            <text:p>lower</text:p>
          </table:table-cell>
          <table:table-cell table:style-name="ce1" office:value-type="string" calcext:value-type="string">
            <text:p>upper</text:p>
          </table:table-cell>
        </table:table-row>
        <table:table-row table:style-name="ro1">
          <table:table-cell office:value-type="string" calcext:value-type="string">
            <text:p>shoulder_pan_joint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  <table:table-cell office:value-type="float" office:value="752" calcext:value-type="float">
            <text:p>75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5" table:formula="of:=([.C3]-[.B3])/[.E3]*300" office:value-type="float" office:value="-91.40625" calcext:value-type="float">
            <text:p>-91.40625</text:p>
          </table:table-cell>
          <table:table-cell table:style-name="ce9" table:formula="of:=([.D3]-[.B3])/[.E3]*300" office:value-type="float" office:value="87.890625" calcext:value-type="float">
            <text:p>87.890625</text:p>
          </table:table-cell>
          <table:table-cell/>
          <table:table-cell table:formula="of:=[.H3]*PI()/180" office:value-type="float" office:value="-1.59534001940107" calcext:value-type="float">
            <text:p>-1.5953400194</text:p>
          </table:table-cell>
          <table:table-cell table:formula="of:=[.I3]*PI()/180" office:value-type="float" office:value="1.53398078788564" calcext:value-type="float">
            <text:p>1.5339807879</text:p>
          </table:table-cell>
        </table:table-row>
        <table:table-row table:style-name="ro1">
          <table:table-cell table:style-name="ce2" office:value-type="string" calcext:value-type="string">
            <text:p>shoulder_pitch_joint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4096" calcext:value-type="float">
            <text:p>4096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6" table:formula="of:=([.C4]-[.B4])/[.E4]*[.G4]" office:value-type="float" office:value="-103.623046875" calcext:value-type="float">
            <text:p>-103.623046875</text:p>
          </table:table-cell>
          <table:table-cell table:style-name="ce10" table:formula="of:=([.D4]-[.B4])/[.E4]*[.G4]" office:value-type="float" office:value="62.40234375" calcext:value-type="float">
            <text:p>62.40234375</text:p>
          </table:table-cell>
          <table:table-cell table:style-name="ce2"/>
          <table:table-cell table:style-name="ce2" table:formula="of:=[.H4]*PI()/180" office:value-type="float" office:value="-1.80856334891717" calcext:value-type="float">
            <text:p>-1.8085633489</text:p>
          </table:table-cell>
          <table:table-cell table:style-name="ce2" table:formula="of:=[.I4]*PI()/180" office:value-type="float" office:value="1.08912635939881" calcext:value-type="float">
            <text:p>1.0891263594</text:p>
          </table:table-cell>
        </table:table-row>
        <table:table-row table:style-name="ro1">
          <table:table-cell office:value-type="string" calcext:value-type="string">
            <text:p>elbow_roll_joint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office:value-type="float" office:value="832" calcext:value-type="float">
            <text:p>83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5]-[.B5])/[.E5]*300" office:value-type="float" office:value="-91.69921875" calcext:value-type="float">
            <text:p>-91.69921875</text:p>
          </table:table-cell>
          <table:table-cell table:formula="of:=([.D5]-[.B5])/[.E5]*300" office:value-type="float" office:value="93.45703125" calcext:value-type="float">
            <text:p>93.45703125</text:p>
          </table:table-cell>
          <table:table-cell/>
          <table:table-cell table:formula="of:=[.H5]*PI()/180" office:value-type="float" office:value="-1.60045328869402" calcext:value-type="float">
            <text:p>-1.6004532887</text:p>
          </table:table-cell>
          <table:table-cell table:formula="of:=[.I5]*PI()/180" office:value-type="float" office:value="1.63113290445173" calcext:value-type="float">
            <text:p>1.6311329045</text:p>
          </table:table-cell>
        </table:table-row>
        <table:table-row table:style-name="ro1">
          <table:table-cell office:value-type="string" calcext:value-type="string">
            <text:p>elbow_pitch_joint</text:p>
          </table:table-cell>
          <table:table-cell office:value-type="float" office:value="508" calcext:value-type="float">
            <text:p>508</text:p>
          </table:table-cell>
          <table:table-cell office:value-type="float" office:value="137" calcext:value-type="float">
            <text:p>137</text:p>
          </table:table-cell>
          <table:table-cell office:value-type="float" office:value="810" calcext:value-type="float">
            <text:p>81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6]-[.B6])/[.E6]*300" office:value-type="float" office:value="-108.69140625" calcext:value-type="float">
            <text:p>-108.69140625</text:p>
          </table:table-cell>
          <table:table-cell table:formula="of:=([.D6]-[.B6])/[.E6]*300" office:value-type="float" office:value="88.4765625" calcext:value-type="float">
            <text:p>88.4765625</text:p>
          </table:table-cell>
          <table:table-cell/>
          <table:table-cell table:formula="of:=[.H6]*PI()/180" office:value-type="float" office:value="-1.89702290768524" calcext:value-type="float">
            <text:p>-1.8970229077</text:p>
          </table:table-cell>
          <table:table-cell table:formula="of:=[.I6]*PI()/180" office:value-type="float" office:value="1.54420732647155" calcext:value-type="float">
            <text:p>1.5442073265</text:p>
          </table:table-cell>
        </table:table-row>
        <table:table-row table:style-name="ro1">
          <table:table-cell office:value-type="string" calcext:value-type="string">
            <text:p>wrist_roll_joint</text:p>
          </table:table-cell>
          <table:table-cell office:value-type="float" office:value="512" calcext:value-type="float">
            <text:p>512</text:p>
          </table:table-cell>
          <table:table-cell office:value-type="float" office:value="79" calcext:value-type="float">
            <text:p>79</text:p>
          </table:table-cell>
          <table:table-cell office:value-type="float" office:value="911" calcext:value-type="float">
            <text:p>911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7]-[.B7])/[.E7]*300" office:value-type="float" office:value="-126.85546875" calcext:value-type="float">
            <text:p>-126.85546875</text:p>
          </table:table-cell>
          <table:table-cell table:formula="of:=([.D7]-[.B7])/[.E7]*300" office:value-type="float" office:value="116.89453125" calcext:value-type="float">
            <text:p>116.89453125</text:p>
          </table:table-cell>
          <table:table-cell/>
          <table:table-cell table:formula="of:=[.H7]*PI()/180" office:value-type="float" office:value="-2.21404560384828" calcext:value-type="float">
            <text:p>-2.2140456038</text:p>
          </table:table-cell>
          <table:table-cell table:formula="of:=[.I7]*PI()/180" office:value-type="float" office:value="2.0401944478879" calcext:value-type="float">
            <text:p>2.0401944479</text:p>
          </table:table-cell>
        </table:table-row>
        <table:table-row table:style-name="ro1">
          <table:table-cell office:value-type="string" calcext:value-type="string">
            <text:p>wrist_pitch_joint</text:p>
          </table:table-cell>
          <table:table-cell office:value-type="float" office:value="512" calcext:value-type="float">
            <text:p>512</text:p>
          </table:table-cell>
          <table:table-cell office:value-type="float" office:value="135" calcext:value-type="float">
            <text:p>135</text:p>
          </table:table-cell>
          <table:table-cell office:value-type="float" office:value="863" calcext:value-type="float">
            <text:p>863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8]-[.B8])/[.E8]*300" office:value-type="float" office:value="-110.44921875" calcext:value-type="float">
            <text:p>-110.44921875</text:p>
          </table:table-cell>
          <table:table-cell table:formula="of:=([.D8]-[.B8])/[.E8]*300" office:value-type="float" office:value="102.83203125" calcext:value-type="float">
            <text:p>102.83203125</text:p>
          </table:table-cell>
          <table:table-cell/>
          <table:table-cell table:formula="of:=[.H8]*PI()/180" office:value-type="float" office:value="-1.92770252344296" calcext:value-type="float">
            <text:p>-1.9277025234</text:p>
          </table:table-cell>
          <table:table-cell table:formula="of:=[.I8]*PI()/180" office:value-type="float" office:value="1.7947575218262" calcext:value-type="float">
            <text:p>1.7947575218</text:p>
          </table:table-cell>
        </table:table-row>
        <table:table-row table:style-name="ro1">
          <table:table-cell office:value-type="string" calcext:value-type="string">
            <text:p>gripper_roll_joint</text:p>
          </table:table-cell>
          <table:table-cell office:value-type="float" office:value="512" calcext:value-type="float">
            <text:p>512</text:p>
          </table:table-cell>
          <table:table-cell office:value-type="float" office:value="74" calcext:value-type="float">
            <text:p>74</text:p>
          </table:table-cell>
          <table:table-cell office:value-type="float" office:value="971" calcext:value-type="float">
            <text:p>971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9]-[.B9])/[.E9]*300" office:value-type="float" office:value="-128.3203125" calcext:value-type="float">
            <text:p>-128.3203125</text:p>
          </table:table-cell>
          <table:table-cell table:formula="of:=([.D9]-[.B9])/[.E9]*300" office:value-type="float" office:value="134.47265625" calcext:value-type="float">
            <text:p>134.47265625</text:p>
          </table:table-cell>
          <table:table-cell/>
          <table:table-cell table:formula="of:=[.H9]*PI()/180" office:value-type="float" office:value="-2.23961195031304" calcext:value-type="float">
            <text:p>-2.2396119503</text:p>
          </table:table-cell>
          <table:table-cell table:formula="of:=[.I9]*PI()/180" office:value-type="float" office:value="2.34699060546503" calcext:value-type="float">
            <text:p>2.3469906055</text:p>
          </table:table-cell>
        </table:table-row>
        <table:table-row table:style-name="ro1">
          <table:table-cell office:value-type="string" calcext:value-type="string">
            <text:p>gripper_finger_joint</text:p>
          </table:table-cell>
          <table:table-cell office:value-type="float" office:value="460" calcext:value-type="float">
            <text:p>460</text:p>
          </table:table-cell>
          <table:table-cell office:value-type="float" office:value="103" calcext:value-type="float">
            <text:p>103</text:p>
          </table:table-cell>
          <table:table-cell office:value-type="float" office:value="460" calcext:value-type="float">
            <text:p>46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8" table:formula="of:=([.C10]-[.B10])/[.E10]*300" office:value-type="float" office:value="-104.58984375" calcext:value-type="float">
            <text:p>-104.58984375</text:p>
          </table:table-cell>
          <table:table-cell table:style-name="ce12" table:formula="of:=([.D10]-[.B10])/[.E10]*300" office:value-type="float" office:value="0" calcext:value-type="float">
            <text:p>0</text:p>
          </table:table-cell>
          <table:table-cell/>
          <table:table-cell table:formula="of:=[.H10]*PI()/180" office:value-type="float" office:value="-1.82543713758391" calcext:value-type="float">
            <text:p>-1.8254371376</text:p>
          </table:table-cell>
          <table:table-cell table:formula="of:=[.I10]*PI()/180" office:value-type="float" office:value="0" calcext:value-type="float">
            <text:p>0</text:p>
          </table:table-cell>
        </table:table-row>
      </table:table>
      <table:table table:name="clam_original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Encoder Ticks</text:p>
          </table:table-cell>
          <table:covered-table-cell table:number-columns-repeated="2" table:style-name="ce1"/>
          <table:table-cell table:style-name="ce1" table:number-columns-repeated="3"/>
          <table:table-cell table:style-name="ce3" office:value-type="string" calcext:value-type="string">
            <text:p>Degrees</text:p>
          </table:table-cell>
          <table:table-cell table:style-name="ce1"/>
          <table:table-cell/>
          <table:table-cell table:style-name="ce3" office:value-type="string" calcext:value-type="string" table:number-columns-spanned="2" table:number-rows-spanned="1">
            <text:p>Radian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Joint</text:p>
          </table:table-cell>
          <table:table-cell table:style-name="ce1" office:value-type="string" calcext:value-type="string">
            <text:p>init 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ange</text:p>
          </table:table-cell>
          <table:table-cell table:style-name="ce1"/>
          <table:table-cell table:style-name="ce1" office:value-type="string" calcext:value-type="string">
            <text:p>range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/>
          <table:table-cell table:style-name="ce1" office:value-type="string" calcext:value-type="string">
            <text:p>lower</text:p>
          </table:table-cell>
          <table:table-cell table:style-name="ce1" office:value-type="string" calcext:value-type="string">
            <text:p>upper</text:p>
          </table:table-cell>
        </table:table-row>
        <table:table-row table:style-name="ro1">
          <table:table-cell office:value-type="string" calcext:value-type="string">
            <text:p>shoulder_pan_join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5" table:formula="of:=([.C3]-[.B3])/[.E3]*300" office:value-type="float" office:value="-150" calcext:value-type="float">
            <text:p>-150</text:p>
          </table:table-cell>
          <table:table-cell table:style-name="ce9" table:formula="of:=([.D3]-[.B3])/[.E3]*300" office:value-type="float" office:value="113.671875" calcext:value-type="float">
            <text:p>113.671875</text:p>
          </table:table-cell>
          <table:table-cell/>
          <table:table-cell table:formula="of:=[.H3]*PI()/180" office:value-type="float" office:value="-2.61799387799149" calcext:value-type="float">
            <text:p>-2.617993878</text:p>
          </table:table-cell>
          <table:table-cell table:formula="of:=[.I3]*PI()/180" office:value-type="float" office:value="1.98394848566543" calcext:value-type="float">
            <text:p>1.9839484857</text:p>
          </table:table-cell>
        </table:table-row>
        <table:table-row table:style-name="ro1">
          <table:table-cell table:style-name="ce2" office:value-type="string" calcext:value-type="string">
            <text:p>shoulder_pitch_joint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3825" calcext:value-type="float">
            <text:p>3825</text:p>
          </table:table-cell>
          <table:table-cell table:style-name="ce2" office:value-type="float" office:value="4096" calcext:value-type="float">
            <text:p>4096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6" table:formula="of:=([.C4]-[.B4])/[.E4]*[.G4]" office:value-type="float" office:value="-98.61328125" calcext:value-type="float">
            <text:p>-98.61328125</text:p>
          </table:table-cell>
          <table:table-cell table:style-name="ce10" table:formula="of:=([.D4]-[.B4])/[.E4]*[.G4]" office:value-type="float" office:value="156.181640625" calcext:value-type="float">
            <text:p>156.181640625</text:p>
          </table:table-cell>
          <table:table-cell table:style-name="ce2"/>
          <table:table-cell table:style-name="ce2" table:formula="of:=[.H4]*PI()/180" office:value-type="float" office:value="-1.72112644400769" calcext:value-type="float">
            <text:p>-1.721126444</text:p>
          </table:table-cell>
          <table:table-cell table:style-name="ce2" table:formula="of:=[.I4]*PI()/180" office:value-type="float" office:value="2.72588386007278" calcext:value-type="float">
            <text:p>2.7258838601</text:p>
          </table:table-cell>
        </table:table-row>
        <table:table-row table:style-name="ro1">
          <table:table-cell office:value-type="string" calcext:value-type="string">
            <text:p>elbow_roll_join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5]-[.B5])/[.E5]*300" office:value-type="float" office:value="-150" calcext:value-type="float">
            <text:p>-150</text:p>
          </table:table-cell>
          <table:table-cell table:formula="of:=([.D5]-[.B5])/[.E5]*300" office:value-type="float" office:value="40.4296875" calcext:value-type="float">
            <text:p>40.4296875</text:p>
          </table:table-cell>
          <table:table-cell/>
          <table:table-cell table:formula="of:=[.H5]*PI()/180" office:value-type="float" office:value="-2.61799387799149" calcext:value-type="float">
            <text:p>-2.617993878</text:p>
          </table:table-cell>
          <table:table-cell table:formula="of:=[.I5]*PI()/180" office:value-type="float" office:value="0.705631162427395" calcext:value-type="float">
            <text:p>0.7056311624</text:p>
          </table:table-cell>
        </table:table-row>
        <table:table-row table:style-name="ro1">
          <table:table-cell office:value-type="string" calcext:value-type="string">
            <text:p>elbow_pitch_joint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office:value-type="float" office:value="890" calcext:value-type="float">
            <text:p>89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6]-[.B6])/[.E6]*300" office:value-type="float" office:value="-91.40625" calcext:value-type="float">
            <text:p>-91.40625</text:p>
          </table:table-cell>
          <table:table-cell table:formula="of:=([.D6]-[.B6])/[.E6]*300" office:value-type="float" office:value="110.7421875" calcext:value-type="float">
            <text:p>110.7421875</text:p>
          </table:table-cell>
          <table:table-cell/>
          <table:table-cell table:formula="of:=[.H6]*PI()/180" office:value-type="float" office:value="-1.59534001940107" calcext:value-type="float">
            <text:p>-1.5953400194</text:p>
          </table:table-cell>
          <table:table-cell table:formula="of:=[.I6]*PI()/180" office:value-type="float" office:value="1.93281579273591" calcext:value-type="float">
            <text:p>1.9328157927</text:p>
          </table:table-cell>
        </table:table-row>
        <table:table-row table:style-name="ro1">
          <table:table-cell office:value-type="string" calcext:value-type="string">
            <text:p>wrist_roll_join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7]-[.B7])/[.E7]*300" office:value-type="float" office:value="-150" calcext:value-type="float">
            <text:p>-150</text:p>
          </table:table-cell>
          <table:table-cell table:formula="of:=([.D7]-[.B7])/[.E7]*300" office:value-type="float" office:value="149.70703125" calcext:value-type="float">
            <text:p>149.70703125</text:p>
          </table:table-cell>
          <table:table-cell/>
          <table:table-cell table:formula="of:=[.H7]*PI()/180" office:value-type="float" office:value="-2.61799387799149" calcext:value-type="float">
            <text:p>-2.617993878</text:p>
          </table:table-cell>
          <table:table-cell table:formula="of:=[.I7]*PI()/180" office:value-type="float" office:value="2.61288060869854" calcext:value-type="float">
            <text:p>2.6128806087</text:p>
          </table:table-cell>
        </table:table-row>
        <table:table-row table:style-name="ro1">
          <table:table-cell office:value-type="string" calcext:value-type="string">
            <text:p>wrist_pitch_joint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8]-[.B8])/[.E8]*300" office:value-type="float" office:value="-91.40625" calcext:value-type="float">
            <text:p>-91.40625</text:p>
          </table:table-cell>
          <table:table-cell table:formula="of:=([.D8]-[.B8])/[.E8]*300" office:value-type="float" office:value="113.671875" calcext:value-type="float">
            <text:p>113.671875</text:p>
          </table:table-cell>
          <table:table-cell/>
          <table:table-cell table:formula="of:=[.H8]*PI()/180" office:value-type="float" office:value="-1.59534001940107" calcext:value-type="float">
            <text:p>-1.5953400194</text:p>
          </table:table-cell>
          <table:table-cell table:formula="of:=[.I8]*PI()/180" office:value-type="float" office:value="1.98394848566543" calcext:value-type="float">
            <text:p>1.9839484857</text:p>
          </table:table-cell>
        </table:table-row>
        <table:table-row table:style-name="ro1">
          <table:table-cell office:value-type="string" calcext:value-type="string">
            <text:p>gripper_roll_join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9]-[.B9])/[.E9]*300" office:value-type="float" office:value="-150" calcext:value-type="float">
            <text:p>-150</text:p>
          </table:table-cell>
          <table:table-cell table:formula="of:=([.D9]-[.B9])/[.E9]*300" office:value-type="float" office:value="149.70703125" calcext:value-type="float">
            <text:p>149.70703125</text:p>
          </table:table-cell>
          <table:table-cell/>
          <table:table-cell table:formula="of:=[.H9]*PI()/180" office:value-type="float" office:value="-2.61799387799149" calcext:value-type="float">
            <text:p>-2.617993878</text:p>
          </table:table-cell>
          <table:table-cell table:formula="of:=[.I9]*PI()/180" office:value-type="float" office:value="2.61288060869854" calcext:value-type="float">
            <text:p>2.6128806087</text:p>
          </table:table-cell>
        </table:table-row>
        <table:table-row table:style-name="ro1">
          <table:table-cell office:value-type="string" calcext:value-type="string">
            <text:p>gripper_finger_joint</text:p>
          </table:table-cell>
          <table:table-cell office:value-type="float" office:value="424" calcext:value-type="float">
            <text:p>424</text:p>
          </table:table-cell>
          <table:table-cell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8" table:formula="of:=([.C10]-[.B10])/[.E10]*300" office:value-type="float" office:value="-58.30078125" calcext:value-type="float">
            <text:p>-58.30078125</text:p>
          </table:table-cell>
          <table:table-cell table:style-name="ce12" table:formula="of:=([.D10]-[.B10])/[.E10]*300" office:value-type="float" office:value="0" calcext:value-type="float">
            <text:p>0</text:p>
          </table:table-cell>
          <table:table-cell/>
          <table:table-cell table:formula="of:=[.H10]*PI()/180" office:value-type="float" office:value="-1.01754058929748" calcext:value-type="float">
            <text:p>-1.0175405893</text:p>
          </table:table-cell>
          <table:table-cell table:formula="of:=[.I10]*PI()/18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20:33:46.134216280</meta:creation-date>
    <dc:date>2015-03-31T22:34:39.138476040</dc:date>
    <meta:editing-duration>PT1H53M52S</meta:editing-duration>
    <meta:editing-cycles>16</meta:editing-cycles>
    <meta:generator>LibreOffice/4.2.7.2$Linux_X86_64 LibreOffice_project/420m0$Build-2</meta:generator>
    <meta:document-statistic meta:table-count="2" meta:cell-count="186" meta:object-count="0"/>
  </office:meta>
</office:document-meta>
</file>